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left="30.00pt" fo:text-indent="0.00pt" fo:margin-right="30.00pt" fo:margin-top="12.00pt" fo:margin-bottom="12.00p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00.00%" fo:text-align="left" fo:margin-left="30.00pt" fo:text-indent="0.00pt" fo:margin-right="30.00pt" fo:margin-top="12.00pt" fo:margin-bottom="12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00.00%" fo:text-align="left" fo:margin-left="30.00pt" fo:text-indent="0.00pt" fo:margin-right="30.00pt" fo:margin-top="12.00pt" fo:margin-bottom="12.00pt"/>
    </style:style>
    <style:style style:name="P8" style:family="paragraph">
      <style:paragraph-properties fo:line-height="115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12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2.00pt"/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00.00%" fo:text-align="left" fo:margin-left="30.00pt" fo:text-indent="0.00pt" fo:margin-right="30.00pt" fo:margin-top="12.00pt" fo:margin-bottom="12.00pt"/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left="30.00pt" fo:text-indent="0.00pt" fo:margin-right="30.00pt" fo:margin-top="12.00pt" fo:margin-bottom="12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center"/>
    </style:style>
  </office:automatic-styles>
  <office:body>
    <office:text>
      <text:p text:style-name="P1"><text:span text:style-name="T1">Final Project (</text:span><text:span text:style-name="T2">Tech Store</text:span><text:span text:style-name="T3">)</text:span><text:span text:style-name="T4"/></text:p>
      <text:p text:style-name="P1"><text:span text:style-name="T5"/></text:p>
      <text:p text:style-name="P1"><text:span text:style-name="T5"/></text:p>
      <text:p text:style-name="P1"><text:span text:style-name="T6">Name:<text:s/></text:span><text:span text:style-name="T7">Abdelrhman Abdo Taghyain</text:span><text:span text:style-name="T8"/></text:p>
      <text:p text:style-name="P1"><text:span text:style-name="T9"/></text:p>
      <text:p text:style-name="P1"><text:span text:style-name="T10">Grade:<text:s/></text:span><text:span text:style-name="T11">Third Grade</text:span><text:span text:style-name="T12"/></text:p>
      <text:p text:style-name="P1"><text:span text:style-name="T13"/></text:p>
      <text:p text:style-name="P1"><text:span text:style-name="T14">Year:<text:s/></text:span><text:span text:style-name="T15">2026</text:span><text:span text:style-name="T16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2"><text:span text:style-name="T18"><text:s/>1</text:span><text:span text:style-name="T19">. Project Idea</text:span><text:span text:style-name="T20"/></text:p>
      <text:p text:style-name="P3"><text:span text:style-name="T21">This project is an online store website.</text:span><text:span text:style-name="T22"><text:line-break/></text:span><text:span text:style-name="T23"><text:s/>The idea is to help users buy products easily from the internet.</text:span><text:span text:style-name="T24"><text:line-break/></text:span><text:span text:style-name="T25"><text:s/>The website shows products with images, prices, and details.</text:span><text:span text:style-name="T26"><text:line-break/></text:span><text:span text:style-name="T27"><text:s/>Users can add products to cart and complete their order.</text:span><text:span text:style-name="T28"/></text:p>
      <text:p text:style-name="P4"><text:span text:style-name="T29">2</text:span><text:span text:style-name="T30">. Design</text:span><text:span text:style-name="T31"/></text:p>
      <text:p text:style-name="P5"><text:span text:style-name="T32">The website has a simple and modern design.</text:span><text:span text:style-name="T33"><text:line-break/></text:span><text:span text:style-name="T34"><text:s/>It includes a home page, products page, cart page, and checkout page.</text:span><text:span text:style-name="T35"><text:line-break/></text:span><text:span text:style-name="T36"><text:s/>The colors are clean and easy for the user.</text:span><text:span text:style-name="T37"><text:line-break/></text:span><text:span text:style-name="T38"><text:s/>The design is responsive, so it works on mobile and desktop.</text:span><text:span text:style-name="T39"/></text:p>
      <text:p text:style-name="P6"><text:span text:style-name="T40"><text:s/>3</text:span><text:span text:style-name="T41">. Technologies Used</text:span><text:span text:style-name="T42"/></text:p>
      <text:p text:style-name="P6"><text:span text:style-name="T43"><text:s/>used HTML, CSS, and JavaScript.</text:span><text:span text:style-name="T44"/></text:p>
      <text:p text:style-name="P6"><text:span text:style-name="T45">I also used React to build the website.</text:span><text:span text:style-name="T46"/></text:p>
      <text:p text:style-name="P6"><text:span text:style-name="T47">Tailwind CSS was used for styling.</text:span><text:span text:style-name="T48"/></text:p>
      <text:p text:style-name="P6"><text:span text:style-name="T49"/></text:p>
      <text:p text:style-name="P6"><text:span text:style-name="T50">Features :</text:span><text:span text:style-name="T51"/></text:p>
      <text:p text:style-name="P7"><text:span text:style-name="T52">The project is organized into components and pages.</text:span><text:span text:style-name="T53"><text:line-break/></text:span><text:span text:style-name="T54"><text:s/>There are folders for components, pages, and assets.</text:span><text:span text:style-name="T55"/></text:p>
      <text:p text:style-name="P8"><text:span text:style-name="T56">6</text:span><text:span text:style-name="T57">. How to Run</text:span><text:span text:style-name="T58"/></text:p>
      <text:list text:style-name="L9">
        <text:list-item>
          <text:p text:style-name="P9"><text:span text:style-name="T59"><text:s/>Install Node.js</text:span><text:span text:style-name="T60"/></text:p>
        </text:list-item>
        <text:list-item>
          <text:p text:style-name="P10"><text:span text:style-name="T61">Open terminal</text:span><text:span text:style-name="T62"/></text:p>
        </text:list-item>
        <text:list-item>
          <text:p text:style-name="P10"><text:span text:style-name="T63">Run npm install</text:span><text:span text:style-name="T64"/></text:p>
        </text:list-item>
        <text:list-item>
          <text:p text:style-name="P11"><text:span text:style-name="T65">Run npm run dev</text:span><text:span text:style-name="T66"/></text:p>
        </text:list-item>
      </text:list>
      <text:p text:style-name="P12"><text:span text:style-name="T67"><text:s/>7</text:span><text:span text:style-name="T68">. Challenges</text:span><text:span text:style-name="T69"/></text:p>
      <text:p text:style-name="P13"><text:span text:style-name="T70">I faced some challenges while building the project.</text:span><text:span text:style-name="T71"><text:line-break/></text:span><text:span text:style-name="T72"><text:s/>For example, managing the cart and updating data dynamically.</text:span><text:span text:style-name="T73"><text:line-break/></text:span><text:span text:style-name="T74"><text:s/>But I solved them by practicing and searching for solutions.</text:span><text:span text:style-name="T75"/></text:p>
      <text:p text:style-name="P14"><text:span text:style-name="T76">8</text:span><text:span text:style-name="T77">. Reflection</text:span><text:span text:style-name="T78"/></text:p>
      <text:p text:style-name="P15"><text:span text:style-name="T79">I learned many new things from this project.</text:span><text:span text:style-name="T80"><text:line-break/></text:span><text:span text:style-name="T81"><text:s/>I improved my skills in programming and problem solving.</text:span><text:span text:style-name="T82"><text:line-break/></text:span><text:span text:style-name="T83"><text:s/>I am proud of what I built.</text:span><text:span text:style-name="T84"/></text:p>
      <text:p text:style-name="P16"><text:span text:style-name="T85"><text:s/>9</text:span><text:span text:style-name="T86">. Links</text:span><text:span text:style-name="T87"/></text:p>
      <text:p text:style-name="P16"><text:span text:style-name="T88">GitHub:</text:span><text:span text:style-name="T89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  <text:p text:style-name="P17"><text:span text:style-name="T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